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384B282D9082301C4D3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199cm" fo:min-width="0cm" fo:wrap-option="no-wrap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outline1" style:list-style-name="L3">
      <style:graphic-properties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6" style:family="presentation" style:parent-style-name="Beehive1-outline1" style:list-style-name="L3">
      <style:graphic-properties/>
      <style:paragraph-properties style:writing-mode="lr-tb"/>
    </style:style>
    <style:style style:name="pr7" style:family="presentation" style:parent-style-name="Beehive1-outline1" style:list-style-name="L3">
      <style:graphic-properties/>
      <style:paragraph-properties style:writing-mode="lr-tb"/>
    </style:style>
    <style:style style:name="pr8" style:family="presentation" style:parent-style-name="Beehive1-outline1" style:list-style-name="L3">
      <style:graphic-properties/>
      <style:paragraph-properties style:writing-mode="lr-tb"/>
    </style:style>
    <style:style style:name="pr9" style:family="presentation" style:parent-style-name="Beehive1-outline1" style:list-style-name="L3">
      <style:graphic-properties/>
      <style:paragraph-properties style:writing-mode="lr-tb"/>
    </style:style>
    <style:style style:name="pr10" style:family="presentation" style:parent-style-name="Beehive1-outline1" style:list-style-name="L3">
      <style:graphic-properties/>
      <style:paragraph-properties style:writing-mode="lr-tb"/>
    </style:style>
    <style:style style:name="pr11" style:family="presentation" style:parent-style-name="Beehive1-outline1" style:list-style-name="L3">
      <style:graphic-properties/>
      <style:paragraph-properties style:writing-mode="lr-tb"/>
    </style:style>
    <style:style style:name="pr12" style:family="presentation" style:parent-style-name="Beehive1-outline1" style:list-style-name="L3">
      <style:graphic-properties/>
      <style:paragraph-properties style:writing-mode="lr-tb"/>
    </style:style>
    <style:style style:name="pr13" style:family="presentation" style:parent-style-name="Beehive1-outline1" style:list-style-name="L3">
      <style:graphic-properties/>
      <style:paragraph-properties style:writing-mode="lr-tb"/>
    </style:style>
    <style:style style:name="pr14" style:family="presentation" style:parent-style-name="Beehive1-outline1" style:list-style-name="L3">
      <style:graphic-properties/>
      <style:paragraph-properties style:writing-mode="lr-tb"/>
    </style:style>
    <style:style style:name="pr15" style:family="presentation" style:parent-style-name="Beehive1-outline1" style:list-style-name="L3">
      <style:graphic-properties/>
      <style:paragraph-properties style:writing-mode="lr-tb"/>
    </style:style>
    <style:style style:name="pr16" style:family="presentation" style:parent-style-name="Beehive1-outline1" style:list-style-name="L3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style:paragraph-properties style:writing-mode="lr-tb"/>
      <style:text-properties fo:font-weight="bold" style:font-weight-asian="bold" style:font-weight-complex="bold" fo:hyphenate="false" loext:hyphenation-no-caps="false" loext:hyphenation-no-last-word="false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808080" loext:opacity="100%"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9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placeholder="true" presentation:user-transformed="true">
          <draw:text-box/>
        </draw:frame>
        <draw:frame presentation:style-name="pr2" draw:text-style-name="P2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6" draw:layer="layout" svg:width="23.495cm" svg:height="11.74cm" svg:x="3.175cm" svg:y="2.23cm" presentation:class="outline" presentation:user-transformed="true">
          <draw:text-box>
            <text:p text:style-name="P4"><text:span text:style-name="T1">Boolean operation of bodies</text:span></text:p>
            <text:p text:style-name="P5"><text:span text:style-name="T1">Making changes to the housing</text:span></text:p>
            <text:p text:style-name="P5"><text:span text:style-name="T1">Making changes to the separation</text:span></text:p>
            <text:p text:style-name="P5"><text:span text:style-name="T1">Checking the result in a slicer</text:span></text:p>
            <text:p text:style-name="P5"><text:span text:style-name="T1">Workaround for the colors</text:span></text:p>
            <text:p text:style-name="P5"><text:span text:style-name="T1">Adding a connector hole</text:span></text:p>
            <text:p text:style-name="P5"><text:span text:style-name="T1">Using a skeleton</text:span></text:p>
            <text:p text:style-name="P5"><text:span text:style-name="T1">Using the dependency graph</text:span></text:p>
            <text:p text:style-name="P5"><text:span text:style-name="T1">Naming convention for bodies and features</text:span></text:p>
            <text:p text:style-name="P5"><text:span text:style-name="T1">References to components</text:span></text:p>
            <text:p text:style-name="P5"><text:span text:style-name="T1">Self tapping screws</text:span></text:p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text-style-name="P6" draw:layer="layout" svg:width="23.495cm" svg:height="11.74cm" svg:x="3.175cm" svg:y="2.23cm" presentation:class="outline" presentation:user-transformed="true">
          <draw:text-box>
            <text:p text:style-name="P5"><text:span text:style-name="T1">Boolean operation of bodies</text:span></text:p>
            <text:p text:style-name="P5"><text:span text:style-name="T1">Making changes to the housing</text:span></text:p>
            <text:p text:style-name="P5"><text:span text:style-name="T1">Making changes to the separation</text:span></text:p>
            <text:p text:style-name="P5"><text:span text:style-name="T1">Checking the result in a slicer</text:span></text:p>
            <text:p text:style-name="P5"><text:span text:style-name="T1">Workaround for the colors</text:span></text:p>
            <text:p text:style-name="P5"><text:span text:style-name="T1">Adding a connector hole</text:span></text:p>
            <text:p text:style-name="P5"><text:span text:style-name="T1">Using a skeleton</text:span></text:p>
            <text:p text:style-name="P5"><text:span text:style-name="T1">Using the dependency graph</text:span></text:p>
            <text:p text:style-name="P5"><text:span text:style-name="T1">Naming convention for bodies and features</text:span></text:p>
            <text:p text:style-name="P5"><text:span text:style-name="T1">References to components</text:span></text:p>
            <text:p text:style-name="P5"><text:span text:style-name="T1">Self tapping screws</text:span></text:p>
          </draw:text-box>
        </draw:frame>
        <draw:custom-shape draw:style-name="gr2" draw:text-style-name="P7" draw:layer="layout" svg:width="0.635cm" svg:height="0.635cm" svg:x="2.24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3" draw:master-page-name="Beehive1" presentation:presentation-page-layout-name="AL2T1" xml:id="id1" draw:id="id1">
        <office:forms form:automatic-focus="false" form:apply-design-mode="false"/>
        <draw:frame presentation:style-name="pr7" draw:text-style-name="P6" draw:layer="layout" svg:width="23.495cm" svg:height="11.74cm" svg:x="3.175cm" svg:y="2.23cm" presentation:class="outline" presentation:user-transformed="true">
          <draw:text-box>
            <text:p text:style-name="P5"><text:span text:style-name="T2">Boolean operation of bodies</text:span></text:p>
            <text:p text:style-name="P5"><text:span text:style-name="T1">Making changes to the housing</text:span></text:p>
            <text:p text:style-name="P5"><text:span text:style-name="T1">Making changes to the separation</text:span></text:p>
            <text:p text:style-name="P5"><text:span text:style-name="T1">Checking the result in a slicer</text:span></text:p>
            <text:p text:style-name="P5"><text:span text:style-name="T1">Workaround for the colors</text:span></text:p>
            <text:p text:style-name="P5"><text:span text:style-name="T1">Adding a connector hole</text:span></text:p>
            <text:p text:style-name="P5"><text:span text:style-name="T1">Using a skeleton</text:span></text:p>
            <text:p text:style-name="P5"><text:span text:style-name="T1">Using the dependency graph</text:span></text:p>
            <text:p text:style-name="P5"><text:span text:style-name="T1">Naming convention for bodies and features</text:span></text:p>
            <text:p text:style-name="P5"><text:span text:style-name="T1">References to components</text:span></text:p>
            <text:p text:style-name="P5"><text:span text:style-name="T1">Self tapping screws</text:span></text:p>
          </draw:text-box>
        </draw:frame>
        <draw:custom-shape draw:style-name="gr3" draw:text-style-name="P7" draw:layer="layout" svg:width="0.635cm" svg:height="0.635cm" svg:x="2.24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cm" svg:height="11cm" svg:x="3cm" svg:y="2.25cm" draw:page-number="4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3" draw:master-page-name="Beehive1" presentation:presentation-page-layout-name="AL2T1" xml:id="id2" draw:id="id2">
        <office:forms form:automatic-focus="false" form:apply-design-mode="false"/>
        <draw:frame presentation:style-name="pr8" draw:text-style-name="P6" draw:layer="layout" svg:width="23.495cm" svg:height="11.74cm" svg:x="3.175cm" svg:y="2.23cm" presentation:class="outline" presentation:user-transformed="true">
          <draw:text-box>
            <text:p text:style-name="P5"><text:span text:style-name="T2">Boolean operation of bodies</text:span></text:p>
            <text:p text:style-name="P5"><text:span text:style-name="T2">Making changes to the housing</text:span></text:p>
            <text:p text:style-name="P5"><text:span text:style-name="T1">Making changes to the separation</text:span></text:p>
            <text:p text:style-name="P5"><text:span text:style-name="T1">Checking the result in a slicer</text:span></text:p>
            <text:p text:style-name="P5"><text:span text:style-name="T1">Workaround for the colors</text:span></text:p>
            <text:p text:style-name="P5"><text:span text:style-name="T1">Adding a connector hole</text:span></text:p>
            <text:p text:style-name="P5"><text:span text:style-name="T1">Using a skeleton</text:span></text:p>
            <text:p text:style-name="P5"><text:span text:style-name="T1">Using the dependency graph</text:span></text:p>
            <text:p text:style-name="P5"><text:span text:style-name="T1">Naming convention for bodies and features</text:span></text:p>
            <text:p text:style-name="P5"><text:span text:style-name="T1">References to components</text:span></text:p>
            <text:p text:style-name="P5"><text:span text:style-name="T1">Self tapping screws</text:span></text:p>
          </draw:text-box>
        </draw:frame>
        <draw:custom-shape draw:style-name="gr3" draw:text-style-name="P7" draw:layer="layout" svg:width="0.635cm" svg:height="0.635cm" svg:x="2.24cm" svg:y="4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cm" svg:height="11cm" svg:x="3cm" svg:y="2.25cm" draw:page-number="5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3" draw:master-page-name="Beehive1" presentation:presentation-page-layout-name="AL2T1" xml:id="id3" draw:id="id3">
        <office:forms form:automatic-focus="false" form:apply-design-mode="false"/>
        <draw:frame presentation:style-name="pr9" draw:text-style-name="P6" draw:layer="layout" svg:width="23.495cm" svg:height="11.74cm" svg:x="3.175cm" svg:y="2.23cm" presentation:class="outline" presentation:user-transformed="true">
          <draw:text-box>
            <text:p text:style-name="P5"><text:span text:style-name="T2">Boolean operation of bodies</text:span></text:p>
            <text:p text:style-name="P5"><text:span text:style-name="T2">Making changes to the housing</text:span></text:p>
            <text:p text:style-name="P5"><text:span text:style-name="T2">Making changes to the separation</text:span></text:p>
            <text:p text:style-name="P5"><text:span text:style-name="T1">Checking the result in a slicer</text:span></text:p>
            <text:p text:style-name="P5"><text:span text:style-name="T1">Workaround for the colors</text:span></text:p>
            <text:p text:style-name="P5"><text:span text:style-name="T1">Adding a connector hole</text:span></text:p>
            <text:p text:style-name="P5"><text:span text:style-name="T1">Using a skeleton</text:span></text:p>
            <text:p text:style-name="P5"><text:span text:style-name="T1">Using the dependency graph</text:span></text:p>
            <text:p text:style-name="P5"><text:span text:style-name="T1">Naming convention for bodies and features</text:span></text:p>
            <text:p text:style-name="P5"><text:span text:style-name="T1">References to components</text:span></text:p>
            <text:p text:style-name="P5"><text:span text:style-name="T1">Self tapping screws</text:span></text:p>
          </draw:text-box>
        </draw:frame>
        <draw:custom-shape draw:style-name="gr3" draw:text-style-name="P7" draw:layer="layout" svg:width="0.635cm" svg:height="0.635cm" svg:x="2.24cm" svg:y="5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cm" svg:height="11cm" svg:x="3cm" svg:y="2.25cm" draw:page-number="6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7" draw:style-name="dp3" draw:master-page-name="Beehive1" presentation:presentation-page-layout-name="AL2T1" xml:id="id4" draw:id="id4">
        <office:forms form:automatic-focus="false" form:apply-design-mode="false"/>
        <draw:frame presentation:style-name="pr10" draw:text-style-name="P6" draw:layer="layout" svg:width="23.495cm" svg:height="11.74cm" svg:x="3.175cm" svg:y="2.23cm" presentation:class="outline" presentation:user-transformed="true">
          <draw:text-box>
            <text:p text:style-name="P5"><text:span text:style-name="T2">Boolean operation of bodies</text:span></text:p>
            <text:p text:style-name="P5"><text:span text:style-name="T2">Making changes to the housing</text:span></text:p>
            <text:p text:style-name="P5"><text:span text:style-name="T2">Making changes to the separation</text:span></text:p>
            <text:p text:style-name="P5"><text:span text:style-name="T2">Checking the result in a slicer</text:span></text:p>
            <text:p text:style-name="P5"><text:span text:style-name="T1">Workaround for the colors</text:span></text:p>
            <text:p text:style-name="P5"><text:span text:style-name="T1">Adding a connector hole</text:span></text:p>
            <text:p text:style-name="P5"><text:span text:style-name="T1">Using a skeleton</text:span></text:p>
            <text:p text:style-name="P5"><text:span text:style-name="T1">Using the dependency graph</text:span></text:p>
            <text:p text:style-name="P5"><text:span text:style-name="T1">Naming convention for bodies and features</text:span></text:p>
            <text:p text:style-name="P5"><text:span text:style-name="T1">References to components</text:span></text:p>
            <text:p text:style-name="P5"><text:span text:style-name="T1">Self tapping screws</text:span></text:p>
          </draw:text-box>
        </draw:frame>
        <draw:custom-shape draw:style-name="gr3" draw:text-style-name="P7" draw:layer="layout" svg:width="0.635cm" svg:height="0.635cm" svg:x="2.24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cm" svg:height="11cm" svg:x="3cm" svg:y="2.25cm" draw:page-number="7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8" draw:style-name="dp3" draw:master-page-name="Beehive1" presentation:presentation-page-layout-name="AL2T1" xml:id="id5" draw:id="id5">
        <office:forms form:automatic-focus="false" form:apply-design-mode="false"/>
        <draw:frame presentation:style-name="pr11" draw:text-style-name="P6" draw:layer="layout" svg:width="23.495cm" svg:height="11.74cm" svg:x="3.175cm" svg:y="2.23cm" presentation:class="outline" presentation:user-transformed="true">
          <draw:text-box>
            <text:p text:style-name="P5"><text:span text:style-name="T2">Boolean operation of bodies</text:span></text:p>
            <text:p text:style-name="P5"><text:span text:style-name="T2">Making changes to the housing</text:span></text:p>
            <text:p text:style-name="P5"><text:span text:style-name="T2">Making changes to the separation</text:span></text:p>
            <text:p text:style-name="P5"><text:span text:style-name="T2">Checking the result in a slicer</text:span></text:p>
            <text:p text:style-name="P5"><text:span text:style-name="T2">Workaround for the colors</text:span></text:p>
            <text:p text:style-name="P5"><text:span text:style-name="T1">Adding a connector hole</text:span></text:p>
            <text:p text:style-name="P5"><text:span text:style-name="T1">Using a skeleton</text:span></text:p>
            <text:p text:style-name="P5"><text:span text:style-name="T1">Using the dependency graph</text:span></text:p>
            <text:p text:style-name="P5"><text:span text:style-name="T1">Naming convention for bodies and features</text:span></text:p>
            <text:p text:style-name="P5"><text:span text:style-name="T1">References to components</text:span></text:p>
            <text:p text:style-name="P5"><text:span text:style-name="T1">Self tapping screws</text:span></text:p>
          </draw:text-box>
        </draw:frame>
        <draw:custom-shape draw:style-name="gr3" draw:text-style-name="P7" draw:layer="layout" svg:width="0.635cm" svg:height="0.635cm" svg:x="2.24cm" svg:y="7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cm" svg:height="11cm" svg:x="3cm" svg:y="2.25cm" draw:page-number="8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9" draw:style-name="dp3" draw:master-page-name="Beehive1" presentation:presentation-page-layout-name="AL2T1" xml:id="id6" draw:id="id6">
        <office:forms form:automatic-focus="false" form:apply-design-mode="false"/>
        <draw:frame presentation:style-name="pr12" draw:text-style-name="P6" draw:layer="layout" svg:width="23.495cm" svg:height="11.74cm" svg:x="3.175cm" svg:y="2.23cm" presentation:class="outline" presentation:user-transformed="true">
          <draw:text-box>
            <text:p text:style-name="P5"><text:span text:style-name="T2">Boolean operation of bodies</text:span></text:p>
            <text:p text:style-name="P5"><text:span text:style-name="T2">Making changes to the housing</text:span></text:p>
            <text:p text:style-name="P5"><text:span text:style-name="T2">Making changes to the separation</text:span></text:p>
            <text:p text:style-name="P5"><text:span text:style-name="T2">Checking the result in a slicer</text:span></text:p>
            <text:p text:style-name="P5"><text:span text:style-name="T2">Workaround for the colors</text:span></text:p>
            <text:p text:style-name="P5"><text:span text:style-name="T2">Adding a connector hole</text:span></text:p>
            <text:p text:style-name="P5"><text:span text:style-name="T1">Using a skeleton</text:span></text:p>
            <text:p text:style-name="P5"><text:span text:style-name="T1">Using the dependency graph</text:span></text:p>
            <text:p text:style-name="P5"><text:span text:style-name="T1">Naming convention for bodies and features</text:span></text:p>
            <text:p text:style-name="P5"><text:span text:style-name="T1">References to components</text:span></text:p>
            <text:p text:style-name="P5"><text:span text:style-name="T1">Self tapping screws</text:span></text:p>
          </draw:text-box>
        </draw:frame>
        <draw:custom-shape draw:style-name="gr3" draw:text-style-name="P7" draw:layer="layout" svg:width="0.635cm" svg:height="0.635cm" svg:x="2.24cm" svg:y="8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cm" svg:height="11cm" svg:x="3cm" svg:y="2.25cm" draw:page-number="9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0" draw:style-name="dp3" draw:master-page-name="Beehive1" presentation:presentation-page-layout-name="AL2T1" xml:id="id7" draw:id="id7">
        <office:forms form:automatic-focus="false" form:apply-design-mode="false"/>
        <draw:frame presentation:style-name="pr13" draw:text-style-name="P6" draw:layer="layout" svg:width="23.495cm" svg:height="11.74cm" svg:x="3.175cm" svg:y="2.23cm" presentation:class="outline" presentation:user-transformed="true">
          <draw:text-box>
            <text:p text:style-name="P5"><text:span text:style-name="T2">Boolean operation of bodies</text:span></text:p>
            <text:p text:style-name="P5"><text:span text:style-name="T2">Making changes to the housing</text:span></text:p>
            <text:p text:style-name="P5"><text:span text:style-name="T2">Making changes to the separation</text:span></text:p>
            <text:p text:style-name="P5"><text:span text:style-name="T2">Checking the result in a slicer</text:span></text:p>
            <text:p text:style-name="P5"><text:span text:style-name="T2">Workaround for the colors</text:span></text:p>
            <text:p text:style-name="P5"><text:span text:style-name="T2">Adding a connector hole</text:span></text:p>
            <text:p text:style-name="P5"><text:span text:style-name="T2">Using a skeleton</text:span></text:p>
            <text:p text:style-name="P5"><text:span text:style-name="T1">Using the dependency graph</text:span></text:p>
            <text:p text:style-name="P5"><text:span text:style-name="T1">Naming convention for bodies and features</text:span></text:p>
            <text:p text:style-name="P5"><text:span text:style-name="T1">References to components</text:span></text:p>
            <text:p text:style-name="P5"><text:span text:style-name="T1">Self tapping screws</text:span></text:p>
          </draw:text-box>
        </draw:frame>
        <draw:custom-shape draw:style-name="gr3" draw:text-style-name="P7" draw:layer="layout" svg:width="0.635cm" svg:height="0.635cm" svg:x="2.24cm" svg:y="9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cm" svg:height="11cm" svg:x="3cm" svg:y="2.25cm" draw:page-number="10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1" draw:style-name="dp3" draw:master-page-name="Beehive1" presentation:presentation-page-layout-name="AL2T1" xml:id="id8" draw:id="id8">
        <office:forms form:automatic-focus="false" form:apply-design-mode="false"/>
        <draw:frame presentation:style-name="pr14" draw:text-style-name="P6" draw:layer="layout" svg:width="23.495cm" svg:height="11.74cm" svg:x="3.175cm" svg:y="2.23cm" presentation:class="outline" presentation:user-transformed="true">
          <draw:text-box>
            <text:p text:style-name="P5"><text:span text:style-name="T2">Boolean operation of bodies</text:span></text:p>
            <text:p text:style-name="P5"><text:span text:style-name="T2">Making changes to the housing</text:span></text:p>
            <text:p text:style-name="P5"><text:span text:style-name="T2">Making changes to the separation</text:span></text:p>
            <text:p text:style-name="P5"><text:span text:style-name="T2">Checking the result in a slicer</text:span></text:p>
            <text:p text:style-name="P5"><text:span text:style-name="T2">Workaround for the colors</text:span></text:p>
            <text:p text:style-name="P5"><text:span text:style-name="T2">Adding a connector hole</text:span></text:p>
            <text:p text:style-name="P5"><text:span text:style-name="T2">Using a skeleton</text:span></text:p>
            <text:p text:style-name="P5"><text:span text:style-name="T2">Using the dependency graph</text:span></text:p>
            <text:p text:style-name="P5"><text:span text:style-name="T1">Naming convention for bodies and features</text:span></text:p>
            <text:p text:style-name="P5"><text:span text:style-name="T1">References to components</text:span></text:p>
            <text:p text:style-name="P5"><text:span text:style-name="T1">Self tapping screws</text:span></text:p>
          </draw:text-box>
        </draw:frame>
        <draw:custom-shape draw:style-name="gr3" draw:text-style-name="P7" draw:layer="layout" svg:width="0.635cm" svg:height="0.635cm" svg:x="2.24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cm" svg:height="11cm" svg:x="3cm" svg:y="2.25cm" draw:page-number="11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2" draw:style-name="dp3" draw:master-page-name="Beehive1" presentation:presentation-page-layout-name="AL2T1" xml:id="id9" draw:id="id9">
        <office:forms form:automatic-focus="false" form:apply-design-mode="false"/>
        <draw:frame presentation:style-name="pr15" draw:text-style-name="P6" draw:layer="layout" svg:width="23.495cm" svg:height="11.74cm" svg:x="3.175cm" svg:y="2.23cm" presentation:class="outline" presentation:user-transformed="true">
          <draw:text-box>
            <text:p text:style-name="P5"><text:span text:style-name="T2">Boolean operation of bodies</text:span></text:p>
            <text:p text:style-name="P5"><text:span text:style-name="T2">Making changes to the housing</text:span></text:p>
            <text:p text:style-name="P5"><text:span text:style-name="T2">Making changes to the separation</text:span></text:p>
            <text:p text:style-name="P5"><text:span text:style-name="T2">Checking the result in a slicer</text:span></text:p>
            <text:p text:style-name="P5"><text:span text:style-name="T2">Workaround for the colors</text:span></text:p>
            <text:p text:style-name="P5"><text:span text:style-name="T2">Adding a connector hole</text:span></text:p>
            <text:p text:style-name="P5"><text:span text:style-name="T2">Using a skeleton</text:span></text:p>
            <text:p text:style-name="P5"><text:span text:style-name="T2">Using the dependency graph</text:span></text:p>
            <text:p text:style-name="P5"><text:span text:style-name="T2">Naming convention for bodies and features</text:span></text:p>
            <text:p text:style-name="P5"><text:span text:style-name="T1">References to components</text:span></text:p>
            <text:p text:style-name="P5"><text:span text:style-name="T1">Self tapping screws</text:span></text:p>
          </draw:text-box>
        </draw:frame>
        <draw:custom-shape draw:style-name="gr3" draw:text-style-name="P7" draw:layer="layout" svg:width="0.635cm" svg:height="0.635cm" svg:x="2.24cm" svg:y="12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cm" svg:height="11cm" svg:x="3cm" svg:y="2.25cm" draw:page-number="12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3" draw:style-name="dp3" draw:master-page-name="Beehive1" presentation:presentation-page-layout-name="AL2T1" xml:id="id10" draw:id="id10">
        <office:forms form:automatic-focus="false" form:apply-design-mode="false"/>
        <draw:frame presentation:style-name="pr16" draw:text-style-name="P6" draw:layer="layout" svg:width="23.495cm" svg:height="11.74cm" svg:x="3.175cm" svg:y="2.23cm" presentation:class="outline" presentation:user-transformed="true">
          <draw:text-box>
            <text:p text:style-name="P5"><text:span text:style-name="T2">Boolean operation of bodies</text:span></text:p>
            <text:p text:style-name="P5"><text:span text:style-name="T2">Making changes to the housing</text:span></text:p>
            <text:p text:style-name="P5"><text:span text:style-name="T2">Making changes to the separation</text:span></text:p>
            <text:p text:style-name="P5"><text:span text:style-name="T2">Checking the result in a slicer</text:span></text:p>
            <text:p text:style-name="P5"><text:span text:style-name="T2">Workaround for the colors</text:span></text:p>
            <text:p text:style-name="P5"><text:span text:style-name="T2">Adding a connector hole</text:span></text:p>
            <text:p text:style-name="P5"><text:span text:style-name="T2">Using a skeleton</text:span></text:p>
            <text:p text:style-name="P5"><text:span text:style-name="T2">Using the dependency graph</text:span></text:p>
            <text:p text:style-name="P5"><text:span text:style-name="T2">Naming convention for bodies and features</text:span></text:p>
            <text:p text:style-name="P5"><text:span text:style-name="T2">References to components</text:span></text:p>
            <text:p text:style-name="P5"><text:span text:style-name="T1">Self tapping screws</text:span></text:p>
          </draw:text-box>
        </draw:frame>
        <draw:custom-shape draw:style-name="gr3" draw:text-style-name="P7" draw:layer="layout" svg:width="0.635cm" svg:height="0.635cm" svg:x="2.24cm" svg:y="13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cm" svg:height="11cm" svg:x="3cm" svg:y="2.25cm" draw:page-number="13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Calibri1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Calibri1" fo:font-family="Calibri" style:font-style-name="Regular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2.95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Beehive1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2.8cm" text:min-label-width="0.8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6.6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7.8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374cm" fo:line-height="100%" fo:text-align="start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Calibri1" fo:font-family="Calibri" style:font-style-name="Regular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frame draw:style-name="Mgr3" draw:text-style-name="MP5" draw:layer="backgroundobjects" svg:width="29.21cm" svg:height="17.145cm" svg:x="-0.635cm" svg:y="-0.634cm">
        <draw:image xlink:href="Pictures/100000000000064000000384B282D9082301C4D3.jpg" xlink:type="simple" xlink:show="embed" xlink:actuate="onLoad" draw:mime-type="image/jpeg">
          <text:p/>
        </draw:image>
      </draw:frame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9.21cm" svg:height="17.145cm" svg:x="-0.635cm" svg:y="-0.635cm">
        <draw:image xlink:href="Pictures/100000000000064000000384B282D9082301C4D3.jpg" xlink:type="simple" xlink:show="embed" xlink:actuate="onLoad" draw:mime-type="image/jpeg">
          <text:p/>
        </draw:image>
      </draw:frame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4T09:29:52.790000000</meta:creation-date>
    <meta:editing-duration>PT51M59S</meta:editing-duration>
    <meta:editing-cycles>5</meta:editing-cycles>
    <meta:generator>LibreOffice/7.4.3.2$Windows_X86_64 LibreOffice_project/1048a8393ae2eeec98dff31b5c133c5f1d08b890</meta:generator>
    <dc:title>Beehive</dc:title>
    <dc:date>2023-04-04T13:59:26.664000000</dc:date>
    <meta:document-statistic meta:object-count="82"/>
  </office:meta>
</office:document-meta>
</file>